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AF00000DB41998E9640EBB7012.jpg" manifest:media-type="image/jpeg"/>
  <manifest:file-entry manifest:full-path="Pictures/10000000000009AF00000DB4A87B5090FC14C04F.jpg" manifest:media-type="image/jpeg"/>
  <manifest:file-entry manifest:full-path="Pictures/10000000000009AF00000DB4654B547522B75B0E.jpg" manifest:media-type="image/jpeg"/>
  <manifest:file-entry manifest:full-path="Pictures/10000000000009AF00000DB4CCE9FBC532282089.jpg" manifest:media-type="image/jpeg"/>
  <manifest:file-entry manifest:full-path="Pictures/10000000000009AF00000DB4E72D9CD2F5A66BEB.jpg" manifest:media-type="image/jpeg"/>
  <manifest:file-entry manifest:full-path="Pictures/10000000000009F600000DB4FC5A84F433C0CA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6" svg:x="0cm" svg:y="0cm" svg:width="20.989cm" svg:height="29.7cm" draw:z-index="0">
        <draw:image xlink:href="Pictures/10000000000009AF00000DB41998E9640EBB7012.jpg" xlink:type="simple" xlink:show="embed" xlink:actuate="onLoad"/>
      </draw:frame>
      <draw:frame draw:style-name="fr1" draw:name="Bild2" text:anchor-type="page" text:anchor-page-number="5" svg:x="0cm" svg:y="0cm" svg:width="20.989cm" svg:height="29.7cm" draw:z-index="1">
        <draw:image xlink:href="Pictures/10000000000009AF00000DB4654B547522B75B0E.jpg" xlink:type="simple" xlink:show="embed" xlink:actuate="onLoad"/>
      </draw:frame>
      <draw:frame draw:style-name="fr1" draw:name="Bild3" text:anchor-type="page" text:anchor-page-number="4" svg:x="0cm" svg:y="0cm" svg:width="20.989cm" svg:height="29.7cm" draw:z-index="2">
        <draw:image xlink:href="Pictures/10000000000009AF00000DB4CCE9FBC532282089.jpg" xlink:type="simple" xlink:show="embed" xlink:actuate="onLoad"/>
      </draw:frame>
      <draw:frame draw:style-name="fr1" draw:name="Bild4" text:anchor-type="page" text:anchor-page-number="3" svg:x="0cm" svg:y="0cm" svg:width="20.989cm" svg:height="29.7cm" draw:z-index="3">
        <draw:image xlink:href="Pictures/10000000000009AF00000DB4E72D9CD2F5A66BEB.jpg" xlink:type="simple" xlink:show="embed" xlink:actuate="onLoad"/>
      </draw:frame>
      <draw:frame draw:style-name="fr1" draw:name="Bild5" text:anchor-type="page" text:anchor-page-number="2" svg:x="0cm" svg:y="0cm" svg:width="20.989cm" svg:height="29.7cm" draw:z-index="4">
        <draw:image xlink:href="Pictures/10000000000009AF00000DB4A87B5090FC14C04F.jpg" xlink:type="simple" xlink:show="embed" xlink:actuate="onLoad"/>
      </draw:frame>
      <draw:frame draw:style-name="fr1" draw:name="Bild6" text:anchor-type="page" text:anchor-page-number="1" svg:x="0cm" svg:y="0cm" svg:width="21.001cm" svg:height="28.889cm" draw:z-index="5">
        <draw:image xlink:href="Pictures/10000000000009F600000DB4FC5A84F433C0CADB.jpg" xlink:type="simple" xlink:show="embed" xlink:actuate="onLoad"/>
      </draw:frame>
      <text:p text:style-name="Standard"/>
      <text:p text:style-name="Standard"><text:soft-page-break/></text:p>
      <text:p text:style-name="Standard"><text:soft-page-break/></text:p>
      <text:p text:style-name="Standard"><text:soft-page-break/></text:p>
      <text:p text:style-name="Standard"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2S</meta:editing-duration>
    <meta:editing-cycles>3</meta:editing-cycles>
    <meta:generator>LibreOffice/5.1.6.2$Windows_x86 LibreOffice_project/07ac168c60a517dba0f0d7bc7540f5afa45f0909</meta:generator>
    <dc:date>2018-01-31T12:22:52.039000000</dc:date>
    <meta:document-statistic meta:table-count="0" meta:image-count="6" meta:object-count="0" meta:page-count="6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